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2">
      <style:text-properties officeooo:rsid="0014dbc1" officeooo:paragraph-rsid="0014dbc1"/>
    </style:style>
    <style:style style:name="P8" style:family="paragraph" style:parent-style-name="Standard" style:list-style-name="L1">
      <style:text-properties officeooo:rsid="0016dcaa" officeooo:paragraph-rsid="0016dcaa"/>
    </style:style>
    <style:style style:name="P9" style:family="paragraph" style:parent-style-name="Standard" style:list-style-name="L2">
      <style:text-properties officeooo:rsid="00179ad9" officeooo:paragraph-rsid="00179ad9"/>
    </style:style>
    <style:style style:name="P10" style:family="paragraph" style:parent-style-name="Standard" style:list-style-name="L2">
      <style:text-properties officeooo:rsid="00186b5c" officeooo:paragraph-rsid="00186b5c"/>
    </style:style>
    <style:style style:name="P11" style:family="paragraph" style:parent-style-name="Standard" style:list-style-name="L2">
      <style:text-properties officeooo:rsid="0018a3db" officeooo:paragraph-rsid="0018a3db"/>
    </style:style>
    <style:style style:name="P12" style:family="paragraph" style:parent-style-name="Standard" style:list-style-name="L2">
      <style:text-properties officeooo:rsid="001aefc5" officeooo:paragraph-rsid="001aefc5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bf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732354416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8">Include a strong version of the current agent in the fixed opponents pool</text:p>
        </text:list-item>
      </text:list>
      <text:p text:style-name="P1"/>
      <text:p text:style-name="P4">Stretch ideas</text:p>
      <text:list xml:id="list2974379139" text:style-name="L2">
        <text:list-item>
          <text:p text:style-name="P9">Free up the base in the first 10 moves – we want 9 ships <text:span text:style-name="T8">and 1 base</text:span> ASAP. <text:span text:style-name="T9">Try to make this rule general: don’t block the base.</text:span></text:p>
        </text:list-item>
        <text:list-item>
          <text:p text:style-name="P7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7">Return halite to the nearest base when the game is almost over for ships with little halite (?)</text:p>
        </text:list-item>
        <text:list-item>
          <text:p text:style-name="P9">Don’t spawn if I have a returning agent that will be at 1 step from the current base</text:p>
        </text:list-item>
        <text:list-item>
          <text:p text:style-name="P10">Try harder to avoid collisions with opponent ships <text:span text:style-name="T9">(?)</text:span></text:p>
        </text:list-item>
        <text:list-item>
          <text:p text:style-name="P7">Incorporate opponent <text:span text:style-name="T5">ships/bases in computing the agent’s scores (gather, establish base, return base)</text:span></text:p>
        </text:list-item>
        <text:list-item>
          <text:p text:style-name="P12">Take a detour if the path to the target square is blocked by a bad square</text:p>
        </text:list-item>
        <text:list-item>
          <text:p text:style-name="P11">Incorporate halite regrow potential into the target base computation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6-27T07:01:01.721923700</dc:date>
    <meta:editing-duration>P4DT8H8M48S</meta:editing-duration>
    <meta:editing-cycles>18</meta:editing-cycles>
    <meta:document-statistic meta:table-count="0" meta:image-count="0" meta:object-count="0" meta:page-count="1" meta:paragraph-count="15" meta:word-count="263" meta:character-count="1416" meta:non-whitespace-character-count="1178"/>
  </office:meta>
</office:document-meta>
</file>